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officeooo:rsid="00262110" officeooo:paragraph-rsid="00262110"/>
    </style:style>
    <style:style style:name="P2" style:family="paragraph" style:parent-style-name="Standard" style:list-style-name="L4">
      <style:paragraph-properties fo:text-align="justify" style:justify-single-word="false"/>
      <style:text-properties style:text-underline-style="none" officeooo:rsid="0027f8ad" officeooo:paragraph-rsid="00368523"/>
    </style:style>
    <style:style style:name="P3" style:family="paragraph" style:parent-style-name="Standard" style:list-style-name="L1">
      <style:paragraph-properties fo:text-align="justify" style:justify-single-word="false"/>
      <style:text-properties style:text-underline-style="none" officeooo:rsid="0023d526" officeooo:paragraph-rsid="0027f8ad"/>
    </style:style>
    <style:style style:name="P4" style:family="paragraph" style:parent-style-name="Standard">
      <style:paragraph-properties fo:text-align="justify" style:justify-single-word="false"/>
      <style:text-properties style:text-underline-style="none" officeooo:rsid="002064e4" officeooo:paragraph-rsid="0023bc72"/>
    </style:style>
    <style:style style:name="P5" style:family="paragraph" style:parent-style-name="Standard">
      <style:paragraph-properties fo:text-align="justify" style:justify-single-word="false"/>
      <style:text-properties style:text-underline-style="none" officeooo:rsid="002064e4" officeooo:paragraph-rsid="00217b2d"/>
    </style:style>
    <style:style style:name="P6" style:family="paragraph" style:parent-style-name="Standard">
      <style:paragraph-properties fo:text-align="justify" style:justify-single-word="false"/>
      <style:text-properties style:text-underline-style="none" officeooo:rsid="002064e4" officeooo:paragraph-rsid="0032ee4a"/>
    </style:style>
    <style:style style:name="P7" style:family="paragraph" style:parent-style-name="Standard">
      <style:paragraph-properties fo:text-align="justify" style:justify-single-word="false"/>
      <style:text-properties style:text-underline-style="none" officeooo:rsid="0022e42e" officeooo:paragraph-rsid="0022e42e"/>
    </style:style>
    <style:style style:name="P8" style:family="paragraph" style:parent-style-name="Standard" style:list-style-name="L8">
      <style:paragraph-properties fo:text-align="start" style:justify-single-word="false"/>
      <style:text-properties officeooo:paragraph-rsid="003813fc"/>
    </style:style>
    <style:style style:name="P9" style:family="paragraph" style:parent-style-name="Standard" style:list-style-name="L3">
      <style:paragraph-properties fo:text-align="justify" style:justify-single-word="false"/>
      <style:text-properties fo:color="#000000" style:font-name="Liberation Serif" fo:font-size="12pt" fo:font-style="normal" fo:font-weight="normal" officeooo:rsid="00293270" officeooo:paragraph-rsid="00293270" style:font-size-asian="12pt" style:font-style-asian="normal" style:font-weight-asian="normal" style:font-size-complex="12pt"/>
    </style:style>
    <style:style style:name="P10" style:family="paragraph" style:parent-style-name="Standard" style:list-style-name="L3">
      <style:paragraph-properties fo:text-align="justify" style:justify-single-word="false"/>
      <style:text-properties officeooo:rsid="00293270" officeooo:paragraph-rsid="00293270"/>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2064e4" officeooo:paragraph-rsid="002064e4"/>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293270" officeooo:paragraph-rsid="00293270"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32ee4a" officeooo:paragraph-rsid="0032ee4a" style:font-weight-asian="bold" style:font-weight-complex="bold"/>
    </style:style>
    <style:style style:name="P14" style:family="paragraph" style:parent-style-name="Standard">
      <style:paragraph-properties fo:text-align="center" style:justify-single-word="false"/>
      <style:text-properties style:text-underline-style="solid" style:text-underline-width="auto" style:text-underline-color="font-color" fo:font-weight="bold" officeooo:rsid="002064e4" officeooo:paragraph-rsid="0023bc72" style:font-weight-asian="bold" style:font-weight-complex="bold"/>
    </style:style>
    <style:style style:name="P15" style:family="paragraph" style:parent-style-name="Standard" style:list-style-name="L4">
      <style:paragraph-properties fo:text-align="justify" style:justify-single-word="false"/>
      <style:text-properties officeooo:paragraph-rsid="00262110"/>
    </style:style>
    <style:style style:name="P16" style:family="paragraph" style:parent-style-name="Standard" style:list-style-name="L4">
      <style:paragraph-properties fo:text-align="justify" style:justify-single-word="false"/>
      <style:text-properties officeooo:paragraph-rsid="0032ee4a"/>
    </style:style>
    <style:style style:name="P17" style:family="paragraph" style:parent-style-name="Standard" style:list-style-name="L4">
      <style:paragraph-properties fo:text-align="justify" style:justify-single-word="false"/>
      <style:text-properties officeooo:paragraph-rsid="00368523"/>
    </style:style>
    <style:style style:name="P18" style:family="paragraph" style:parent-style-name="Standard">
      <style:paragraph-properties fo:text-align="justify" style:justify-single-word="false"/>
      <style:text-properties officeooo:paragraph-rsid="00368523"/>
    </style:style>
    <style:style style:name="P19" style:family="paragraph" style:parent-style-name="Standard">
      <style:paragraph-properties fo:text-align="justify" style:justify-single-word="false"/>
      <style:text-properties officeooo:paragraph-rsid="003813fc"/>
    </style:style>
    <style:style style:name="P20" style:family="paragraph" style:parent-style-name="Standard" style:list-style-name="L6">
      <style:paragraph-properties fo:text-align="justify" style:justify-single-word="false"/>
      <style:text-properties officeooo:paragraph-rsid="002a67e9"/>
    </style:style>
    <style:style style:name="P21" style:family="paragraph" style:parent-style-name="Standard" style:list-style-name="L8">
      <style:paragraph-properties fo:text-align="justify" style:justify-single-word="false"/>
      <style:text-properties officeooo:paragraph-rsid="003813fc"/>
    </style:style>
    <style:style style:name="P22" style:family="paragraph" style:parent-style-name="Standard" style:list-style-name="L9">
      <style:paragraph-properties fo:text-align="justify" style:justify-single-word="false"/>
      <style:text-properties officeooo:paragraph-rsid="003915e5"/>
    </style:style>
    <style:style style:name="P23" style:family="paragraph" style:parent-style-name="Standard">
      <style:paragraph-properties fo:text-align="justify" style:justify-single-word="false"/>
      <style:text-properties officeooo:rsid="001f7d67" officeooo:paragraph-rsid="001f7d67"/>
    </style:style>
    <style:style style:name="P24" style:family="paragraph" style:parent-style-name="Standard">
      <style:paragraph-properties fo:text-align="justify" style:justify-single-word="false"/>
      <style:text-properties officeooo:rsid="001f7d67" officeooo:paragraph-rsid="003813fc"/>
    </style:style>
    <style:style style:name="P25" style:family="paragraph" style:parent-style-name="Standard">
      <style:paragraph-properties fo:text-align="justify" style:justify-single-word="false"/>
      <style:text-properties officeooo:rsid="00368523" officeooo:paragraph-rsid="00368523"/>
    </style:style>
    <style:style style:name="P26" style:family="paragraph" style:parent-style-name="Standard" style:list-style-name="L6">
      <style:paragraph-properties fo:text-align="justify" style:justify-single-word="false"/>
      <style:text-properties officeooo:rsid="003813fc" officeooo:paragraph-rsid="003813fc"/>
    </style:style>
    <style:style style:name="P27" style:family="paragraph" style:parent-style-name="Standard" style:list-style-name="L6">
      <style:paragraph-properties fo:text-align="justify" style:justify-single-word="false"/>
      <style:text-properties officeooo:rsid="003813fc" officeooo:paragraph-rsid="003915e5"/>
    </style:style>
    <style:style style:name="T1" style:family="text">
      <style:text-properties officeooo:rsid="00217b2d"/>
    </style:style>
    <style:style style:name="T2" style:family="text">
      <style:text-properties officeooo:rsid="0021d772"/>
    </style:style>
    <style:style style:name="T3" style:family="text">
      <style:text-properties officeooo:rsid="0022e42e"/>
    </style:style>
    <style:style style:name="T4" style:family="text">
      <style:text-properties officeooo:rsid="0023bc72"/>
    </style:style>
    <style:style style:name="T5" style:family="text">
      <style:text-properties style:text-underline-style="none"/>
    </style:style>
    <style:style style:name="T6" style:family="text">
      <style:text-properties style:text-underline-style="none" officeooo:rsid="0023bc72"/>
    </style:style>
    <style:style style:name="T7" style:family="text">
      <style:text-properties style:text-underline-style="none" officeooo:rsid="002500b9"/>
    </style:style>
    <style:style style:name="T8" style:family="text">
      <style:text-properties style:text-underline-style="none" officeooo:rsid="0023d526"/>
    </style:style>
    <style:style style:name="T9" style:family="text">
      <style:text-properties style:text-underline-style="none" officeooo:rsid="00262110"/>
    </style:style>
    <style:style style:name="T10" style:family="text">
      <style:text-properties style:text-underline-style="none" officeooo:rsid="0027f8ad"/>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93270" style:font-weight-asian="normal" style:font-weight-complex="normal"/>
    </style:style>
    <style:style style:name="T13" style:family="text">
      <style:text-properties style:text-underline-style="none" fo:font-weight="normal" officeooo:rsid="002a67e9" style:font-weight-asian="normal" style:font-weight-complex="normal"/>
    </style:style>
    <style:style style:name="T14" style:family="text">
      <style:text-properties style:text-underline-style="none" fo:font-weight="normal" officeooo:rsid="0027f8ad" style:font-weight-asian="normal" style:font-weight-complex="normal"/>
    </style:style>
    <style:style style:name="T15" style:family="text">
      <style:text-properties style:text-underline-style="none" fo:font-weight="normal" officeooo:rsid="003813fc" style:font-weight-asian="normal" style:font-weight-complex="normal"/>
    </style:style>
    <style:style style:name="T16" style:family="text">
      <style:text-properties style:text-underline-style="none" fo:font-weight="normal" officeooo:rsid="003915e5" style:font-weight-asian="normal" style:font-weight-complex="normal"/>
    </style:style>
    <style:style style:name="T17" style:family="text">
      <style:text-properties style:text-underline-style="none" fo:font-weight="normal" officeooo:rsid="0039417d" style:font-weight-asian="normal" style:font-weight-complex="normal"/>
    </style:style>
    <style:style style:name="T18" style:family="text">
      <style:text-properties style:text-underline-style="none" fo:font-weight="normal" officeooo:rsid="0039aef8" style:font-weight-asian="normal" style:font-weight-complex="normal"/>
    </style:style>
    <style:style style:name="T19" style:family="text">
      <style:text-properties style:text-underline-style="none" officeooo:rsid="0022e42e"/>
    </style:style>
    <style:style style:name="T20" style:family="text">
      <style:text-properties style:text-underline-style="none" officeooo:rsid="0032ee4a"/>
    </style:style>
    <style:style style:name="T21" style:family="text">
      <style:text-properties style:text-underline-style="none" officeooo:rsid="0034b139"/>
    </style:style>
    <style:style style:name="T22" style:family="text">
      <style:text-properties style:text-underline-style="none" officeooo:rsid="00368523"/>
    </style:style>
    <style:style style:name="T23" style:family="text">
      <style:text-properties style:text-underline-style="none" fo:font-weight="bold" officeooo:rsid="002a67e9" style:font-weight-asian="bold" style:font-weight-complex="bold"/>
    </style:style>
    <style:style style:name="T24" style:family="text">
      <style:text-properties style:text-underline-style="none" officeooo:rsid="003813fc"/>
    </style:style>
    <style:style style:name="T25" style:family="text">
      <style:text-properties style:text-underline-style="none" officeooo:rsid="0039aef8"/>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27f8ad" style:font-weight-asian="bold" style:font-weight-complex="bold"/>
    </style:style>
    <style:style style:name="T28" style:family="text">
      <style:text-properties style:text-underline-style="solid" style:text-underline-width="auto" style:text-underline-color="font-color" fo:font-weight="bold" officeooo:rsid="00293270" style:font-weight-asian="bold" style:font-weight-complex="bold"/>
    </style:style>
    <style:style style:name="T29" style:family="text">
      <style:text-properties style:text-underline-style="solid" style:text-underline-width="auto" style:text-underline-color="font-color" fo:font-weight="bold" officeooo:rsid="0032ee4a" style:font-weight-asian="bold" style:font-weight-complex="bold"/>
    </style:style>
    <style:style style:name="T30" style:family="text">
      <style:text-properties style:text-underline-style="solid" style:text-underline-width="auto" style:text-underline-color="font-color" fo:font-weight="bold" officeooo:rsid="00368523" style:font-weight-asian="bold" style:font-weight-complex="bold"/>
    </style:style>
    <style:style style:name="T31" style:family="text">
      <style:text-properties style:text-underline-style="solid" style:text-underline-width="auto" style:text-underline-color="font-color" fo:font-weight="bold" officeooo:rsid="003813fc" style:font-weight-asian="bold" style:font-weight-complex="bold"/>
    </style:style>
    <style:style style:name="T32" style:family="text">
      <style:text-properties style:text-underline-style="solid" style:text-underline-width="auto" style:text-underline-color="font-color" fo:font-weight="bold" officeooo:rsid="0039aef8" style:font-weight-asian="bold" style:font-weight-complex="bold"/>
    </style:style>
    <style:style style:name="T33" style:family="text">
      <style:text-properties fo:color="#000000" style:font-name="Liberation Serif" fo:font-size="12pt" fo:font-style="normal" style:text-underline-style="none" fo:font-weight="normal" officeooo:rsid="002a67e9" style:font-size-asian="12pt" style:font-style-asian="normal" style:font-weight-asian="normal" style:font-size-complex="12pt" style:font-style-complex="normal" style:font-weight-complex="normal"/>
    </style:style>
    <style:style style:name="T34" style:family="text">
      <style:text-properties fo:color="#000000" style:font-name="Liberation Serif" fo:font-size="12pt" fo:font-style="normal" style:text-underline-style="none" fo:font-weight="normal" officeooo:rsid="002b1c05" style:font-size-asian="12pt" style:font-style-asian="normal" style:font-weight-asian="normal" style:font-size-complex="12pt" style:font-style-complex="normal" style:font-weight-complex="normal"/>
    </style:style>
    <style:style style:name="T35" style:family="text">
      <style:text-properties fo:color="#000000" style:font-name="Liberation Serif" fo:font-size="12pt" fo:font-style="normal" style:text-underline-style="none" fo:font-weight="normal" officeooo:rsid="002d18c5" style:font-size-asian="12pt" style:font-style-asian="normal" style:font-weight-asian="normal" style:font-size-complex="12pt" style:font-style-complex="normal" style:font-weight-complex="normal"/>
    </style:style>
    <style:style style:name="T36" style:family="text">
      <style:text-properties fo:color="#000000" style:font-name="Liberation Serif" fo:font-size="12pt" fo:font-style="normal" style:text-underline-style="none" fo:font-weight="normal" officeooo:rsid="003813fc" style:font-size-asian="12pt" style:font-style-asian="normal" style:font-weight-asian="normal" style:font-size-complex="12pt" style:font-style-complex="normal" style:font-weight-complex="normal"/>
    </style:style>
    <style:style style:name="T37" style:family="text">
      <style:text-properties fo:color="#000000" style:font-name="Liberation Serif" fo:font-size="12pt" fo:font-style="normal" style:text-underline-style="none" fo:font-weight="bold" officeooo:rsid="002a67e9" style:font-size-asian="12pt" style:font-style-asian="normal" style:font-weight-asian="bold" style:font-size-complex="12pt" style:font-style-complex="normal" style:font-weight-complex="bold"/>
    </style:style>
    <style:style style:name="T38" style:family="text">
      <style:text-properties fo:color="#000000" style:font-name="Liberation Serif" fo:font-size="12pt" fo:font-style="normal" style:text-underline-style="none" fo:font-weight="bold" officeooo:rsid="003813fc" style:font-size-asian="12pt" style:font-style-asian="normal" style:font-weight-asian="bold" style:font-size-complex="12pt" style:font-style-complex="normal" style:font-weight-complex="bold"/>
    </style:style>
    <style:style style:name="T39" style:family="text">
      <style:text-properties fo:color="#000000" style:font-name="Liberation Serif" fo:font-size="12pt" fo:font-style="normal" style:text-underline-style="none" fo:font-weight="normal" officeooo:rsid="00368523" style:font-size-asian="12pt" style:font-style-asian="normal" style:font-weight-asian="normal" style:font-size-complex="12pt"/>
    </style:style>
    <style:style style:name="T40" style:family="text">
      <style:text-properties fo:color="#000000" style:font-name="Liberation Serif" fo:font-size="12pt" fo:font-style="normal" style:text-underline-style="none" fo:font-weight="normal" officeooo:rsid="003813fc" style:font-size-asian="12pt" style:font-style-asian="normal" style:font-weight-asian="normal" style:font-size-complex="12pt"/>
    </style:style>
    <style:style style:name="T41" style:family="text">
      <style:text-properties officeooo:rsid="0032ee4a"/>
    </style:style>
    <style:style style:name="T42" style:family="text">
      <style:text-properties officeooo:rsid="0039aef8"/>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ocumentation for <text:span text:style-name="T3">G</text:span><text:span text:style-name="T4">m</text:span><text:span text:style-name="T3">ail</text:span> Python API</text:p>
      <text:p text:style-name="P11"/>
      <text:p text:style-name="P6">This documentation <text:span text:style-name="T41">is divided into two section</text:span>s. <text:span text:style-name="T41">The first part </text:span>provide<text:span text:style-name="T41">s </text:span>the steps for configuring the <text:span text:style-name="T3">G</text:span><text:span text:style-name="T4">m</text:span><text:span text:style-name="T3">ail</text:span> api <text:span text:style-name="T1">and </text:span><text:span text:style-name="T41">the second part provides assumptions and challenges for developing the Python </text:span><text:span text:style-name="T1">desktop app to send emails and search for emails using the </text:span><text:span text:style-name="T3">G</text:span><text:span text:style-name="T4">m</text:span><text:span text:style-name="T3">ail</text:span><text:span text:style-name="T1"> api.</text:span></text:p>
      <text:p text:style-name="P6"/>
      <text:p text:style-name="P13">Steps for configuring the Gmail API:</text:p>
      <text:p text:style-name="P4"><text:span text:style-name="T1">The </text:span><text:span text:style-name="T3">G</text:span><text:span text:style-name="T4">m</text:span><text:span text:style-name="T3">ail</text:span><text:span text:style-name="T1"> Api provides a list of methods to access different resources like messages, threads, drafts </text:span><text:span text:style-name="T2">etc. The </text:span><text:span text:style-name="T3">G</text:span><text:span text:style-name="T4">m</text:span><text:span text:style-name="T3">ail</text:span><text:span text:style-name="T2"> API is one of the Google Workspace APIs provided by Google on their Google Cloud Platform that can be managed or extended by developers using the respective services. </text:span></text:p>
      <text:p text:style-name="P5"/>
      <text:list xml:id="list2149913127" text:style-name="L4">
        <text:list-item>
          <text:p text:style-name="P16"><text:span text:style-name="T27">Creating Cloud project: </text:span><text:span text:style-name="T19">The first step in creating the python desktop app i</text:span><text:span text:style-name="T8">s</text:span><text:span text:style-name="T19"> to create a new G</text:span><text:span text:style-name="T6">m</text:span><text:span text:style-name="T19">ail account. Once the new account has been created, it needs to be registered with the Google Cloud </text:span><text:span text:style-name="T20">console.</text:span><text:span text:style-name="T19"> In order to use any API from the Google Cloud Workspace, </text:span><text:span text:style-name="T6">first </text:span><text:span text:style-name="T19">a new project has to be created. </text:span><text:span text:style-name="T20">A new project can be created from the Google Cloud IAM and Admin console.</text:span></text:p>
          <text:p text:style-name="P16"><text:span text:style-name="T19"/></text:p>
        </text:list-item>
        <text:list-item>
          <text:p text:style-name="P16"><text:span text:style-name="T29">E</text:span><text:span text:style-name="T27">nabling </text:span><text:span text:style-name="T29">Gmail </text:span><text:span text:style-name="T27">API: </text:span><text:span text:style-name="T6">Once the project has been created, the Gmail API must be enabled for this project. </text:span><text:span text:style-name="T20">The API can be enabled by searching for the API from the Library under the Google Cloud console and then selecting Enable option.</text:span></text:p>
        </text:list-item>
      </text:list>
      <text:p text:style-name="P7"/>
      <text:list xml:id="list174433425601988" text:continue-numbering="true" text:style-name="L4">
        <text:list-item>
          <text:p text:style-name="P15"><text:span text:style-name="T27">Setting up Oauth Consent: </text:span><text:span text:style-name="T6">The next task is to set up authentication measures for accessing the API. </text:span><text:span text:style-name="T7">The Gmail API uses Oauth 2.0 framework for authentication. The Google Cloud </text:span><text:span text:style-name="T21">console</text:span><text:span text:style-name="T7"> requires a </text:span><text:span text:style-name="T8">Oauth Consent </text:span><text:span text:style-name="T9">t</text:span><text:span text:style-name="T7">o be set up before the </text:span><text:span text:style-name="T6">Oauth 2.0 credentials </text:span><text:span text:style-name="T7">are created. </text:span><text:span text:style-name="T9">The purpose of the Oauth Consent is to specify the set of test users who will be authorized to access the API, and </text:span><text:span text:style-name="T21">l</text:span><text:span text:style-name="T9">imiting the scope of access for the API (i.e. read only, send email or other restricted permissions). <text:s/>Setting a scope for API access is important as the scope is checked by the Gmail service during the Authentication and Authorization process. </text:span><text:span text:style-name="T21">The respective options can be selected from the Oauth Consent Screen.</text:span></text:p>
        </text:list-item>
      </text:list>
      <text:p text:style-name="P1"/>
      <text:list xml:id="list174432768927979" text:continue-numbering="true" text:style-name="L4">
        <text:list-item>
          <text:p text:style-name="P17"><text:span text:style-name="T27">Oauth 2.0 Credential generation: </text:span><text:span text:style-name="T9">Once the Oauth Consent has been set, the actual Oauth 2.0 credentials can be </text:span><text:span text:style-name="T22">created</text:span><text:span text:style-name="T9">. This can be </text:span><text:span text:style-name="T22">done</text:span><text:span text:style-name="T9"> from the Credentials </text:span><text:span text:style-name="T22">tab</text:span><text:span text:style-name="T9"> under Google Cloud console. In order to create a Oauth 2.0 client ID, the application type needs to be selected. </text:span><text:span text:style-name="T10">For the current task, application type should be set to Desktop App. </text:span><text:span text:style-name="T9">Once the client ID and secret is generated, the JSON file containing all the details should be downloaded, </text:span><text:span text:style-name="T10">renamed as Credentials.json</text:span><text:span text:style-name="T9"> and saved in the Python project folder</text:span><text:span text:style-name="T10"> </text:span><text:span text:style-name="T9">to be used in the subsequent steps. </text:span><text:span text:style-name="T10">The credentials.json file contains important information like:</text:span></text:p>
          <text:list>
            <text:list-item>
              <text:list>
                <text:list-item>
                  <text:p text:style-name="P2">Project ID</text:p>
                </text:list-item>
                <text:list-item>
                  <text:p text:style-name="P2">Client ID</text:p>
                </text:list-item>
                <text:list-item>
                  <text:p text:style-name="P2">Client secret</text:p>
                </text:list-item>
                <text:list-item>
                  <text:p text:style-name="P2">Auth URI</text:p>
                </text:list-item>
                <text:list-item>
                  <text:p text:style-name="P2">Token URI</text:p>
                </text:list-item>
                <text:list-item>
                  <text:p text:style-name="P2"><text:span text:style-name="T10">Redirect URI</text:span></text:p>
                </text:list-item>
              </text:list>
            </text:list-item>
          </text:list>
        </text:list-item>
      </text:list>
      <text:p text:style-name="P18"><text:span text:style-name="T10"/></text:p>
      <text:p text:style-name="P18"><text:span text:style-name="T10"/></text:p>
      <text:list xml:id="list174432718171609" text:continue-numbering="true" text:style-name="L4">
        <text:list-item>
          <text:p text:style-name="P17"><text:span text:style-name="T30">Access </text:span><text:span text:style-name="T27">T</text:span><text:span text:style-name="T30">oken generation:</text:span><text:span text:style-name="T22"> The credential.json file is used by the Gmail python service for authentication purposes. While authenticating for the first time, a request is sent to the Google Authentication server to generate the access token using the Oauth 2.0 credentials and the predefined scopes. The token that is returned can be reused for further API requests till it </text:span><text:soft-page-break/><text:span text:style-name="T22">expires. Before subsequent API accesses, the validity of the </text:span><text:span text:style-name="T25">t</text:span><text:span text:style-name="T22">oken must be checked. Once the token expires a new refresh token request is sent to the Google Authentication server to generate a new token for further use. <text:s/>These are achieved using the Python </text:span><text:span text:style-name="T24">modules: </text:span><text:span text:style-name="T39">google_auth_oauthlib.flow, google.oauth2.credentials </text:span><text:span text:style-name="T40">and google.auth.transport.requests.</text:span></text:p>
        </text:list-item>
      </text:list>
      <text:p text:style-name="P25"><text:span text:style-name="T5"/></text:p>
      <text:p text:style-name="P25"><text:span text:style-name="T5"/></text:p>
      <text:p text:style-name="P19"><text:span text:style-name="T31">Steps for configuring the Python </text:span><text:span text:style-name="T32">desktop app</text:span><text:span text:style-name="T31">:</text:span></text:p>
      <text:p text:style-name="P19"><text:span text:style-name="T15">This is the second section of the document and it provides some assumptions, configurations for the Python </text:span><text:span text:style-name="T18">desktop application</text:span><text:span text:style-name="T15">. <text:s/></text:span></text:p>
      <text:list xml:id="list702241111" text:style-name="L1">
        <text:list-header>
          <text:p text:style-name="P3"><text:s/></text:p>
        </text:list-header>
      </text:list>
      <text:list xml:id="list170784358" text:style-name="L6">
        <text:list-item>
          <text:p text:style-name="P20"><text:span text:style-name="T27">Gmail API </text:span><text:span text:style-name="T28">resource description</text:span><text:span text:style-name="T27">: </text:span><text:span text:style-name="T14"><text:s/></text:span><text:span text:style-name="T12">The Gmail API provides the describes the structure of API and all the resources. For this task, the search email and send email methods are of interest. </text:span></text:p>
        </text:list-item>
      </text:list>
      <text:list xml:id="list2284623682" text:style-name="L8">
        <text:list-item>
          <text:p text:style-name="P21"><text:span text:style-name="T23">Search API</text:span><text:span text:style-name="T13">: </text:span><text:span text:style-name="T12">The Gmail API guide mentions that for searching emails either messages.list or threads.list methods can be used. </text:span><text:span text:style-name="T13">In this solution, the messages.list method has been used to create the Python search function. </text:span></text:p>
          <text:list>
            <text:list-item>
              <text:list>
                <text:list-item>
                  <text:p text:style-name="P21"><text:span text:style-name="T12">The search </text:span><text:span text:style-name="T13">query parameters listed for the messages.list method contains the parameter q of data type string. This parameter can comprise of multiple parameters but the format will be &lt;keyword&gt;:&lt;value&gt;. Keywords allowed for the ‘q’ parameter are: </text:span><text:span text:style-name="T33">from, to, subject,cc,bcc,label,has,category,filename, before, after, in, is etc. </text:span></text:p>
                </text:list-item>
              </text:list>
            </text:list-item>
          </text:list>
        </text:list-item>
        <text:list-item>
          <text:p text:style-name="P21"><text:span text:style-name="T37">Send API:</text:span><text:span text:style-name="T33"> The Gmail API guide specifies that the messages.send and drafts.send methods can be used to create and send an email. The email can be sent with or without attachments. </text:span><text:span text:style-name="T34">The </text:span><text:span text:style-name="T35">email requires a body to be crated along with fields like to, from, subject and attachments to be associated with it in the proper base64 <text:s/>encoding before it can be successfully sent using the messages.send method. </text:span></text:p>
        </text:list-item>
        <text:list-item>
          <text:p text:style-name="P8"><text:span text:style-name="T38">Scopes:</text:span><text:span text:style-name="T36"> </text:span><text:span text:style-name="T33">T</text:span><text:span text:style-name="T34">he list method can function using a read only Oauth scope. But the send message method requires a wider scope. Adding ‘</text:span><text:span text:style-name="Source_20_Text"><text:span text:style-name="T34">https://mail.google.com/’ as Oauth scope enables both of the API to function. </text:span></text:span></text:p>
          <text:p text:style-name="P8"><text:span text:style-name="Source_20_Text"><text:span text:style-name="T34"/></text:span></text:p>
        </text:list-item>
      </text:list>
      <text:list xml:id="list174432644298414" text:continue-list="list170784358" text:style-name="L6">
        <text:list-item>
          <text:p text:style-name="P27"><text:span text:style-name="T28">A</text:span><text:span text:style-name="T26">ssumptions</text:span><text:span text:style-name="T11">: </text:span><text:span text:style-name="T16">For this task a few assumption were made in order to keep the solution simple and straight forward. The assumptions are as follows:</text:span></text:p>
        </text:list-item>
      </text:list>
      <text:list xml:id="list2699824195" text:style-name="L9">
        <text:list-item>
          <text:p text:style-name="P22"><text:span text:style-name="T13">Search </text:span><text:span text:style-name="T16">Email function</text:span><text:span text:style-name="T13"> uses </text:span><text:span text:style-name="T16">only the </text:span><text:span text:style-name="T13">messages.list </text:span><text:span text:style-name="T16">method from the API.</text:span></text:p>
        </text:list-item>
        <text:list-item>
          <text:p text:style-name="P22"><text:span text:style-name="T16">S</text:span><text:span text:style-name="T13">end </text:span><text:span text:style-name="T16">Email function </text:span><text:span text:style-name="T13">use</text:span><text:span text:style-name="T16">s</text:span><text:span text:style-name="T13"> </text:span><text:span text:style-name="T16">only </text:span><text:span text:style-name="T13">messages.send </text:span><text:span text:style-name="T16">method from the API</text:span></text:p>
        </text:list-item>
        <text:list-item>
          <text:p text:style-name="P22"><text:span text:style-name="T16">A</text:span><text:span text:style-name="T13">ll </text:span><text:span text:style-name="T16">kind of files</text:span><text:span text:style-name="T13"> are treated </text:span><text:span text:style-name="T16">in the </text:span><text:span text:style-name="T13">same </text:span><text:span text:style-name="T16">manner while attaching them to the email instead of handling according to the file types.</text:span></text:p>
        </text:list-item>
      </text:list>
      <text:list xml:id="list174433205085688" text:continue-list="list174432644298414" text:style-name="L6">
        <text:list-header>
          <text:p text:style-name="P26"><text:span text:style-name="T11"/></text:p>
        </text:list-header>
        <text:list-item>
          <text:p text:style-name="P26"><text:span text:style-name="T26">Challenges</text:span><text:span text:style-name="T11">:</text:span><text:span text:style-name="T17">There were a few challenges faced while performing this task. Such scenarios include: configuring the Oauth Consent screen, determining scopes for the API access, generation of token using python modules.</text:span></text:p>
        </text:list-item>
      </text:list>
      <text:p text:style-name="P24"/>
      <text:p text:style-name="P23"/>
      <text:p text:style-name="P12">References:</text:p>
      <text:list xml:id="list260673369" text:style-name="L3">
        <text:list-item>
          <text:p text:style-name="P10">https://developers.google.com/gmail/api/reference/rest</text:p>
        </text:list-item>
        <text:list-item>
          <text:p text:style-name="P10">https://developers.google.com/workspace/guides/configure-oauth-consent</text:p>
        </text:list-item>
        <text:list-item>
          <text:p text:style-name="P10">https://developers.google.com/gmail/api/guides</text:p>
        </text:list-item>
        <text:list-item>
          <text:p text:style-name="P9">https://support.google.com/mail/answer/7190</text:p>
          <text:p text:style-name="P1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3T18:57:33.388555686</meta:creation-date>
    <dc:date>2023-03-05T17:43:56.697899417</dc:date>
    <meta:editing-duration>PT2H4M5S</meta:editing-duration>
    <meta:editing-cycles>13</meta:editing-cycles>
    <meta:generator>LibreOffice/6.4.7.2$Linux_X86_64 LibreOffice_project/40$Build-2</meta:generator>
    <meta:document-statistic meta:table-count="0" meta:image-count="0" meta:object-count="0" meta:page-count="2" meta:paragraph-count="34" meta:word-count="918" meta:character-count="5722" meta:non-whitespace-character-count="4850"/>
  </office:meta>
</office:document-meta>
</file>